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E00000050C2EA35CC.png" manifest:media-type="image/png"/>
  <manifest:file-entry manifest:full-path="Pictures/100002010000007C00000026F91901E4.png" manifest:media-type="image/png"/>
  <manifest:file-entry manifest:full-path="Pictures/10000201000000CD000000523CE3F518.png" manifest:media-type="image/png"/>
  <manifest:file-entry manifest:full-path="Pictures/1000020100000264000000F4B715B5C1563703A3.png" manifest:media-type="image/png"/>
  <manifest:file-entry manifest:full-path="Pictures/100000000000001400000078A46E0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8.64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 style:list-style-name="L2">
      <style:graphic-properties draw:stroke="none" draw:fill="none" fo:min-height="27.466cm"/>
    </style:style>
    <style:style style:name="gr5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standard" style:list-style-name="L2">
      <style:graphic-properties draw:stroke="none" draw:fill="none" fo:min-height="27.466cm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paragraph-properties fo:margin-top="0cm" fo:margin-bottom="0.508cm" fo:line-height="115%"/>
    </style:style>
    <style:style style:name="P9" style:family="paragraph"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style:font-name="Textbook New3" fo:font-size="88pt"/>
    </style:style>
    <style:style style:name="P1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color="#000000" style:font-name="Textbook New Light3" fo:font-size="50pt" style:font-size-asian="50pt" style:font-size-complex="5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text-position="0% 100%" style:font-name="Textbook New3" fo:font-size="88pt" fo:letter-spacing="normal" fo:font-style="normal" style:text-underline-style="none" fo:font-weight="normal" style:font-size-asian="88pt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Жаркая встреча на Гаваях</text:span></text:p>
          </draw:text-box>
        </draw:frame>
        <draw:frame draw:style-name="gr2" draw:text-style-name="P4" draw:layer="layout" svg:width="65.533cm" svg:height="9.74cm" svg:x="1.778cm" svg:y="28.3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Автор Boost библиотек TypeIndex, DLL, Stacktrace</text:span></text:p>
            <text:p text:style-name="P3"><text:span text:style-name="T4">Maintainer Boost Any, Conversion, LexicalСast, Variant</text:span></text:p>
            <text:p text:style-name="P3"><text:span text:style-name="T4">Представитель РГ21, national body</text:span></text:p>
          </draw:text-box>
        </draw:frame>
        <draw:frame draw:name="yandex.service.png" draw:style-name="gr3" draw:text-style-name="P5" draw:layer="layout" svg:width="6.223cm" svg:height="2.835cm" svg:x="59.817cm" svg:y="2.245cm">
          <draw:image xlink:href="Pictures/10000201000002CE00000050C2EA35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Modules</text:span></text:p>
              </text:list-item>
              <text:list-item>
                <text:p text:style-name="P8"><text:span text:style-name="T6"><text:s/></text:span><text:span text:style-name="T6">wide_int и планы группы Numerics</text:span></text:p>
              </text:list-item>
              <text:list-item>
                <text:p text:style-name="P8"><text:span text:style-name="T6"><text:s/></text:span><text:span text:style-name="T6">constexpr-отладка, детектирование, контейнеры</text:span></text:p>
              </text:list-item>
              <text:list-item>
                <text:p text:style-name="P8"><text:span text:style-name="T6"><text:s/></text:span><text:span text:style-name="T6">Contracts</text:span></text:p>
              </text:list-item>
              <text:list-item>
                <text:p text:style-name="P8"><text:span text:style-name="T6"><text:s/></text:span><text:span text:style-name="T6">Классы для работы с динамическими библиотеками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Module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В чём сложности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9">//</text:span><text:span text:style-name="T10"> </text:span><text:span text:style-name="T9">Module</text:span><text:span text:style-name="T10"> </text:span><text:span text:style-name="T9">interface</text:span><text:span text:style-name="T10"> </text:span><text:span text:style-name="T9">unit</text:span><text:span text:style-name="T10"> </text:span><text:span text:style-name="T9">of</text:span><text:span text:style-name="T10"> </text:span><text:span text:style-name="T9">A</text:span></text:p>
            <text:p><text:span text:style-name="T11">module</text:span><text:span text:style-name="T10"> </text:span><text:span text:style-name="T11">A</text:span><text:span text:style-name="T12">;</text:span></text:p>
            <text:p><text:span text:style-name="T13">export</text:span><text:span text:style-name="T10"> </text:span><text:span text:style-name="T13">template</text:span><text:span text:style-name="T12">&lt;</text:span><text:span text:style-name="T13">class</text:span><text:span text:style-name="T10"> </text:span><text:span text:style-name="T12">T1,</text:span><text:span text:style-name="T10"> </text:span><text:span text:style-name="T13">class</text:span><text:span text:style-name="T10"> </text:span><text:span text:style-name="T12">T2&gt;</text:span><text:span text:style-name="T10"> </text:span><text:span text:style-name="T13">void</text:span><text:span text:style-name="T10"> </text:span><text:span text:style-name="T12">a(T1</text:span><text:span text:style-name="T10"> </text:span><text:span text:style-name="T12">t1,</text:span><text:span text:style-name="T10"> </text:span><text:span text:style-name="T12">T2</text:span><text:span text:style-name="T10"> </text:span><text:span text:style-name="T12">t2)</text:span><text:span text:style-name="T10"> </text:span><text:span text:style-name="T12">{</text:span></text:p>
            <text:p><text:span text:style-name="T10"><text:s text:c="4"/></text:span><text:span text:style-name="T12">t1</text:span><text:span text:style-name="T10"> </text:span><text:span text:style-name="T12">+</text:span><text:span text:style-name="T10"> </text:span><text:span text:style-name="T12">t2;</text:span><text:span text:style-name="T10"> <text:s/></text:span><text:span text:style-name="T9">//</text:span><text:span text:style-name="T10"> </text:span><text:span text:style-name="T9">#1</text:span></text:p>
            <text:p><text:span text:style-name="T11">}</text:span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В чём сложности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9">//</text:span><text:span text:style-name="T10"> </text:span><text:span text:style-name="T9">Module</text:span><text:span text:style-name="T10"> </text:span><text:span text:style-name="T9">interface</text:span><text:span text:style-name="T10"> </text:span><text:span text:style-name="T9">unit</text:span><text:span text:style-name="T10"> </text:span><text:span text:style-name="T9">of</text:span><text:span text:style-name="T10"> </text:span><text:span text:style-name="T9">B</text:span></text:p>
            <text:p><text:span text:style-name="T14">#include</text:span><text:span text:style-name="T10"> </text:span><text:span text:style-name="T9">&lt;string&gt;</text:span><text:span text:style-name="T10"> </text:span><text:span text:style-name="T9">//</text:span><text:span text:style-name="T10"> </text:span><text:span text:style-name="T9">not</text:span><text:span text:style-name="T10"> </text:span><text:span text:style-name="T9">in</text:span><text:span text:style-name="T10"> </text:span><text:span text:style-name="T9">the</text:span><text:span text:style-name="T10"> </text:span><text:span text:style-name="T9">purview</text:span><text:span text:style-name="T10"> </text:span><text:span text:style-name="T9">of</text:span><text:span text:style-name="T10"> </text:span><text:span text:style-name="T9">B</text:span></text:p>
            <text:p><text:span text:style-name="T11">import</text:span><text:span text:style-name="T10"> </text:span><text:span text:style-name="T11">A</text:span><text:span text:style-name="T12">;</text:span></text:p>
            <text:p><text:span text:style-name="T11">module</text:span><text:span text:style-name="T10"> </text:span><text:span text:style-name="T11">B</text:span><text:span text:style-name="T12">;</text:span></text:p>
            <text:p><text:span text:style-name="T13">export</text:span><text:span text:style-name="T10"> </text:span><text:span text:style-name="T13">template</text:span><text:span text:style-name="T10"> </text:span><text:span text:style-name="T12">&lt;</text:span><text:span text:style-name="T13">class</text:span><text:span text:style-name="T10"> </text:span><text:span text:style-name="T12">T&gt;</text:span><text:span text:style-name="T10"> </text:span><text:span text:style-name="T13">void</text:span><text:span text:style-name="T10"> </text:span><text:span text:style-name="T12">b(T</text:span><text:span text:style-name="T10"> </text:span><text:span text:style-name="T12">t)</text:span><text:span text:style-name="T10"> </text:span><text:span text:style-name="T12">{</text:span></text:p>
            <text:p><text:span text:style-name="T10"><text:s text:c="2"/></text:span><text:span text:style-name="T11">a</text:span><text:span text:style-name="T12">(std::string{},</text:span><text:span text:style-name="T10"> </text:span><text:span text:style-name="T12">t);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В чём сложности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9">//</text:span><text:span text:style-name="T10"> </text:span><text:span text:style-name="T9">Translation</text:span><text:span text:style-name="T10"> </text:span><text:span text:style-name="T9">unit</text:span><text:span text:style-name="T10"> </text:span><text:span text:style-name="T9">of</text:span><text:span text:style-name="T10"> </text:span><text:span text:style-name="T9">main()</text:span></text:p>
            <text:p><text:span text:style-name="T11">import</text:span><text:span text:style-name="T10"> </text:span><text:span text:style-name="T11">B</text:span><text:span text:style-name="T12">;</text:span></text:p>
            <text:p><text:span text:style-name="T13">int</text:span><text:span text:style-name="T10"> </text:span><text:span text:style-name="T12">main()</text:span><text:span text:style-name="T10"> </text:span><text:span text:style-name="T12">{</text:span></text:p>
            <text:p><text:span text:style-name="T10"><text:s text:c="2"/></text:span><text:span text:style-name="T12">b(</text:span><text:span text:style-name="T9">'0'</text:span><text:span text:style-name="T12">);</text:span><text:span text:style-name="T10"> </text:span><text:span text:style-name="T9">//</text:span><text:span text:style-name="T10"> </text:span><text:span text:style-name="T9">ill-formed:</text:span><text:span text:style-name="T10"> </text:span><text:span text:style-name="T9">?+?</text:span><text:span text:style-name="T10"> </text:span><text:span text:style-name="T9">not</text:span><text:span text:style-name="T10"> </text:span><text:span text:style-name="T9">found</text:span><text:span text:style-name="T10"> </text:span><text:span text:style-name="T9">at</text:span><text:span text:style-name="T10"> </text:span><text:span text:style-name="T9">#1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Другие проблемы</text:span></text:p>
          </draw:text-box>
        </draw:frame>
        <draw:frame draw:style-name="gr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Макросы делают модули больше и их работу медленнее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Другие проблемы</text:span></text:p>
          </draw:text-box>
        </draw:frame>
        <draw:frame draw:style-name="gr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Макросы делают модули больше и их работу медленнее</text:span></text:p>
              </text:list-item>
              <text:list-item>
                <text:p text:style-name="P8"><text:span text:style-name="T6"><text:s/></text:span><text:span text:style-name="T6">Include guards важны!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Другие проблемы</text:span></text:p>
          </draw:text-box>
        </draw:frame>
        <draw:frame draw:style-name="gr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Макросы делают модули больше и их работу медленнее</text:span></text:p>
              </text:list-item>
              <text:list-item>
                <text:p text:style-name="P8"><text:span text:style-name="T6"><text:s/></text:span><text:span text:style-name="T6">Include guards важны!</text:span></text:p>
              </text:list-item>
              <text:list-item>
                <text:p text:style-name="P8"><text:span text:style-name="T6"><text:s/></text:span><text:span text:style-name="T6">Заголовочные файлы некоторых ОС – огромны и имеют множество макросов (хочется из них сделать модули)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Другие проблемы</text:span></text:p>
          </draw:text-box>
        </draw:frame>
        <draw:frame draw:style-name="gr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Макросы делают модули больше и их работу медленнее</text:span></text:p>
              </text:list-item>
              <text:list-item>
                <text:p text:style-name="P8"><text:span text:style-name="T6"><text:s/></text:span><text:span text:style-name="T6">Include guards важны!</text:span></text:p>
              </text:list-item>
              <text:list-item>
                <text:p text:style-name="P8"><text:span text:style-name="T6"><text:s/></text:span><text:span text:style-name="T6">Заголовочные файлы некоторых ОС – огромны и имеют множество макросов (хочется из них сделать модули)</text:span></text:p>
              </text:list-item>
              <text:list-item>
                <text:p text:style-name="P8"><text:span text:style-name="T6"><text:s/></text:span><text:span text:style-name="T6">Выпусть модули как есть в виде TS, а потом сильно обновить их? Или обновить и тогда выпускать?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Итого</text:span><text:span text:style-name="T5"><text:tab/></text:span></text:p>
          </draw:text-box>
        </draw:frame>
        <draw:frame draw:style-name="gr1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Очередная попытка разрешить все проблемы будет в Торонто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wide_int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wide_int</text:span></text:p>
          </draw:text-box>
        </draw:frame>
        <draw:frame draw:style-name="gr1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ше предложение прошло дальше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Numbers</text:span></text:p>
          </draw:text-box>
        </draw:frame>
        <draw:frame draw:style-name="gr1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полеоновские планы: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Numbers</text:span></text:p>
          </draw:text-box>
        </draw:frame>
        <draw:frame draw:style-name="gr13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полеоновские план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6"><text:s/></text:span><text:span text:style-name="T6">Добавить множество классов для работы с числами</text:span></text:p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8"><text:span text:style-name="T6"><text:s/></text:span><text:span text:style-name="T6">wide float 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wide integer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decimal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unbounded float </text:span></text:p>
                                                  </text:list-item>
                                                  <text:list-item>
                                                    <text:p text:style-name="P8"><text:span text:style-name="T6">unbounded integer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rational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safe integer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Numbers</text:span></text:p>
          </draw:text-box>
        </draw:frame>
        <draw:frame draw:style-name="gr14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полеоновские план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6"><text:s/></text:span><text:span text:style-name="T6">Добавить множество классов для работы с числами</text:span></text:p>
                                  </text:list-item>
                                  <text:list-item>
                                    <text:p text:style-name="P8"><text:span text:style-name="T6"><text:s/></text:span><text:span text:style-name="T6">Добавить вспомогательные метафункции</text:span></text:p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8"><text:span text:style-name="T6"><text:s/></text:span><text:span text:style-name="T6">template&lt;int bits&gt; using exact_2int = ...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emplate&lt;int bits&gt; using fast_2int = ...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emplate&lt;int bits&gt; using least_2int = ...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emplate&lt;int bits&gt; using exact_2uint = ...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emplate&lt;int bits&gt; using fast_2uint = ...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emplate&lt;int bits&gt; using least_2uint = ..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Numbers</text:span></text:p>
          </draw:text-box>
        </draw:frame>
        <draw:frame draw:style-name="gr15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полеоновские план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6"><text:s/></text:span><text:span text:style-name="T6">Добавить множество классов для работы с числами</text:span></text:p>
                                  </text:list-item>
                                  <text:list-item>
                                    <text:p text:style-name="P8"><text:span text:style-name="T6"><text:s/></text:span><text:span text:style-name="T6">Добавить вспомогательные метафункции</text:span></text:p>
                                  </text:list-item>
                                  <text:list-item>
                                    <text:p text:style-name="P8"><text:span text:style-name="T6"><text:s/></text:span><text:span text:style-name="T6">Подправить numeric_trait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Numbers</text:span></text:p>
          </draw:text-box>
        </draw:frame>
        <draw:frame draw:style-name="gr1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полеоновские план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6"><text:s/></text:span><text:span text:style-name="T6">Добавить множество классов для работы с числами</text:span></text:p>
                                  </text:list-item>
                                  <text:list-item>
                                    <text:p text:style-name="P8"><text:span text:style-name="T6"><text:s/></text:span><text:span text:style-name="T6">Добавить вспомогательные метафункции</text:span></text:p>
                                  </text:list-item>
                                  <text:list-item>
                                    <text:p text:style-name="P8"><text:span text:style-name="T6"><text:s/></text:span><text:span text:style-name="T6">Подправить numeric_traits</text:span></text:p>
                                  </text:list-item>
                                  <text:list-item>
                                    <text:p text:style-name="P8"><text:span text:style-name="T6"><text:s/></text:span><text:span text:style-name="T6">..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Numbers</text:span></text:p>
          </draw:text-box>
        </draw:frame>
        <draw:frame draw:style-name="gr17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Наполеоновские план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6"><text:s/></text:span><text:span text:style-name="T6">Добавить множество классов для работы с числами</text:span></text:p>
                                  </text:list-item>
                                  <text:list-item>
                                    <text:p text:style-name="P8"><text:span text:style-name="T6"><text:s/></text:span><text:span text:style-name="T6">Добавить вспомогательные метафункции</text:span></text:p>
                                  </text:list-item>
                                  <text:list-item>
                                    <text:p text:style-name="P8"><text:span text:style-name="T6"><text:s/></text:span><text:span text:style-name="T6">Подправить numeric_traits</text:span></text:p>
                                  </text:list-item>
                                  <text:list-item>
                                    <text:p text:style-name="P8"><text:span text:style-name="T6"><text:s/></text:span><text:span text:style-name="T6">...</text:span></text:p>
                                    <text:p text:style-name="P8"><text:span text:style-name="T6"/></text:p>
                                    <text:p text:style-name="P8"><text:span text:style-name="T6"/></text:p>
                                  </text:list-item>
                                  <text:list-item>
                                    <text:p text:style-name="P8"><text:span text:style-name="T6"><text:s/></text:span><text:span text:style-name="T6">Состыковать всё вместе и убедиться что всё хорошо взаимодействует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constexpr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15">Функция constexpr(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3">constexpr</text:span><text:span text:style-name="T10"> </text:span><text:span text:style-name="T13">double</text:span><text:span text:style-name="T10"> </text:span><text:span text:style-name="T12">power(</text:span><text:span text:style-name="T13">double</text:span><text:span text:style-name="T10"> </text:span><text:span text:style-name="T12">b,</text:span><text:span text:style-name="T10"> </text:span><text:span text:style-name="T13">int</text:span><text:span text:style-name="T10"> </text:span><text:span text:style-name="T12">x)</text:span><text:span text:style-name="T10"> </text:span><text:span text:style-name="T12">{</text:span></text:p>
            <text:p><text:span text:style-name="T10"><text:s text:c="2"/></text:span><text:span text:style-name="T13">if</text:span><text:span text:style-name="T10"> </text:span><text:span text:style-name="T12">(</text:span><text:span text:style-name="T13">constexpr</text:span><text:span text:style-name="T12">()</text:span><text:span text:style-name="T10"> </text:span><text:span text:style-name="T12">&amp;&amp;</text:span><text:span text:style-name="T10"> </text:span><text:span text:style-name="T12">x</text:span><text:span text:style-name="T10"> </text:span><text:span text:style-name="T12">&gt;=</text:span><text:span text:style-name="T10"> </text:span><text:span text:style-name="T14">0</text:span><text:span text:style-name="T12">)</text:span><text:span text:style-name="T10"> </text:span><text:span text:style-name="T12">{</text:span></text:p>
            <text:p><text:span text:style-name="T10"><text:s text:c="4"/></text:span><text:span text:style-name="T13">double</text:span><text:span text:style-name="T10"> </text:span><text:span text:style-name="T12">r</text:span><text:span text:style-name="T10"> </text:span><text:span text:style-name="T12">=</text:span><text:span text:style-name="T10"> </text:span><text:span text:style-name="T14">1.0</text:span><text:span text:style-name="T12">,</text:span><text:span text:style-name="T10"> </text:span><text:span text:style-name="T12">p</text:span><text:span text:style-name="T10"> </text:span><text:span text:style-name="T12">=</text:span><text:span text:style-name="T10"> </text:span><text:span text:style-name="T12">b;</text:span><text:span text:style-name="T10"> </text:span><text:span text:style-name="T13">unsigned</text:span><text:span text:style-name="T10"> </text:span><text:span text:style-name="T12">u</text:span><text:span text:style-name="T10"> </text:span><text:span text:style-name="T12">=</text:span><text:span text:style-name="T10"> </text:span><text:span text:style-name="T12">(</text:span><text:span text:style-name="T13">unsigned</text:span><text:span text:style-name="T12">)x;</text:span></text:p>
            <text:p><text:span text:style-name="T10"><text:s text:c="4"/></text:span><text:span text:style-name="T13">while</text:span><text:span text:style-name="T10"> </text:span><text:span text:style-name="T12">(u</text:span><text:span text:style-name="T10"> </text:span><text:span text:style-name="T12">!=</text:span><text:span text:style-name="T10"> </text:span><text:span text:style-name="T14">0</text:span><text:span text:style-name="T12">)</text:span><text:span text:style-name="T10"> </text:span><text:span text:style-name="T12">{</text:span></text:p>
            <text:p><text:span text:style-name="T10"><text:s text:c="6"/></text:span><text:span text:style-name="T13">if</text:span><text:span text:style-name="T10"> </text:span><text:span text:style-name="T12">(u</text:span><text:span text:style-name="T10"> </text:span><text:span text:style-name="T12">&amp;</text:span><text:span text:style-name="T10"> </text:span><text:span text:style-name="T14">1</text:span><text:span text:style-name="T12">)</text:span><text:span text:style-name="T10"> </text:span><text:span text:style-name="T12">r</text:span><text:span text:style-name="T10"> </text:span><text:span text:style-name="T12">*=</text:span><text:span text:style-name="T10"> </text:span><text:span text:style-name="T12">p;</text:span></text:p>
            <text:p><text:span text:style-name="T10"><text:s text:c="6"/></text:span><text:span text:style-name="T12">u</text:span><text:span text:style-name="T10"> </text:span><text:span text:style-name="T12">/=</text:span><text:span text:style-name="T10"> </text:span><text:span text:style-name="T14">2</text:span><text:span text:style-name="T12">;</text:span><text:span text:style-name="T10"> </text:span><text:span text:style-name="T12">p</text:span><text:span text:style-name="T10"> </text:span><text:span text:style-name="T12">*=</text:span><text:span text:style-name="T10"> </text:span><text:span text:style-name="T12">p;</text:span></text:p>
            <text:p><text:span text:style-name="T10"><text:s text:c="4"/></text:span><text:span text:style-name="T12">}</text:span></text:p>
            <text:p><text:span text:style-name="T10"><text:s text:c="4"/></text:span><text:span text:style-name="T13">return</text:span><text:span text:style-name="T10"> </text:span><text:span text:style-name="T12">r;</text:span></text:p>
            <text:p><text:span text:style-name="T10"><text:s text:c="2"/></text:span><text:span text:style-name="T12">}</text:span><text:span text:style-name="T10"> </text:span><text:span text:style-name="T13">else</text:span><text:span text:style-name="T10"> </text:span><text:span text:style-name="T12">{</text:span></text:p>
            <text:p><text:span text:style-name="T10"><text:s text:c="4"/></text:span><text:span text:style-name="T13">return</text:span><text:span text:style-name="T10"> </text:span><text:span text:style-name="T13">__asm__</text:span><text:span text:style-name="T10"> </text:span><text:span text:style-name="T9">"..."</text:span><text:span text:style-name="T12">;</text:span></text:p>
            <text:p><text:span text:style-name="T10"><text:s text:c="2"/></text:span><text:span text:style-name="T12">}</text:span></text:p>
            <text:p><text:span text:style-name="T11">}</text:span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15">std::constexpr_assert(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3">constexpr</text:span><text:span text:style-name="T10"> </text:span><text:span text:style-name="T13">int</text:span><text:span text:style-name="T10"> </text:span><text:span text:style-name="T12">sqr(</text:span><text:span text:style-name="T13">int</text:span><text:span text:style-name="T10"> </text:span><text:span text:style-name="T12">n)</text:span><text:span text:style-name="T10"> </text:span><text:span text:style-name="T12">{</text:span></text:p>
            <text:p><text:span text:style-name="T10"><text:s text:c="2"/></text:span><text:span text:style-name="T13">if</text:span><text:span text:style-name="T10"> </text:span><text:span text:style-name="T12">(n</text:span><text:span text:style-name="T10"> </text:span><text:span text:style-name="T12">&gt;</text:span><text:span text:style-name="T10"> </text:span><text:span text:style-name="T14">100</text:span><text:span text:style-name="T12">)</text:span><text:span text:style-name="T10"> </text:span><text:span text:style-name="T12">{</text:span></text:p>
            <text:p><text:span text:style-name="T10"><text:s text:c="4"/></text:span><text:span text:style-name="T11">std</text:span><text:span text:style-name="T12">::</text:span><text:span text:style-name="T11">constexpr_report</text:span><text:span text:style-name="T12">(</text:span><text:span text:style-name="T9">"Largish</text:span><text:span text:style-name="T10"> </text:span><text:span text:style-name="T9">sqr</text:span><text:span text:style-name="T10"> </text:span><text:span text:style-name="T9">operand"</text:span><text:span text:style-name="T12">,</text:span><text:span text:style-name="T10"> </text:span><text:span text:style-name="T12">n);</text:span></text:p>
            <text:p><text:span text:style-name="T10"><text:s text:c="2"/></text:span><text:span text:style-name="T12">}</text:span></text:p>
            <text:p><text:span text:style-name="T10"><text:s text:c="2"/></text:span><text:span text:style-name="T13">return</text:span><text:span text:style-name="T10"> </text:span><text:span text:style-name="T12">n*n;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15">std::constexpr_trace(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list text:style-name="L3">
              <text:list-header>
                <text:p>???</text:p>
              </text:list-header>
            </text:list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15">std::constexpr_vector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3">constexpr</text:span><text:span text:style-name="T10"> </text:span><text:span text:style-name="T11">constexpr_vector</text:span><text:span text:style-name="T12">&lt;</text:span><text:span text:style-name="T13">int</text:span><text:span text:style-name="T12">&gt;</text:span><text:span text:style-name="T10"> </text:span><text:span text:style-name="T11">x</text:span><text:span text:style-name="T12">;</text:span><text:span text:style-name="T10"> <text:s/></text:span><text:span text:style-name="T9">//</text:span><text:span text:style-name="T10"> </text:span><text:span text:style-name="T9">Okay.</text:span></text:p>
            <text:p><text:span text:style-name="T13">constexpr</text:span><text:span text:style-name="T10"> </text:span><text:span text:style-name="T11">constexpr_vector</text:span><text:span text:style-name="T12">&lt;</text:span><text:span text:style-name="T13">int</text:span><text:span text:style-name="T12">&gt;</text:span><text:span text:style-name="T10"> </text:span><text:span text:style-name="T11">y</text:span><text:span text:style-name="T12">{</text:span><text:span text:style-name="T10"> </text:span><text:span text:style-name="T14">1</text:span><text:span text:style-name="T12">,</text:span><text:span text:style-name="T10"> </text:span><text:span text:style-name="T14">2</text:span><text:span text:style-name="T12">,</text:span><text:span text:style-name="T10"> </text:span><text:span text:style-name="T14">3</text:span><text:span text:style-name="T10"> </text:span><text:span text:style-name="T12">};</text:span><text:span text:style-name="T10"> <text:s/></text:span><text:span text:style-name="T9">//</text:span><text:span text:style-name="T10"> </text:span><text:span text:style-name="T9">Okay.</text:span></text:p>
            <text:p><text:span text:style-name="T13">using</text:span><text:span text:style-name="T10"> </text:span><text:span text:style-name="T12">Ints</text:span><text:span text:style-name="T10"> </text:span><text:span text:style-name="T12">=</text:span><text:span text:style-name="T10"> </text:span><text:span text:style-name="T11">std</text:span><text:span text:style-name="T12">::</text:span><text:span text:style-name="T11">constexpr_vector</text:span><text:span text:style-name="T12">&lt;</text:span><text:span text:style-name="T13">int</text:span><text:span text:style-name="T12">&gt;;</text:span></text:p>
            <text:p><text:span text:style-name="T13">constexpr</text:span><text:span text:style-name="T10"> </text:span><text:span text:style-name="T13">auto</text:span><text:span text:style-name="T10"> </text:span><text:span text:style-name="T12">series(</text:span><text:span text:style-name="T13">int</text:span><text:span text:style-name="T10"> </text:span><text:span text:style-name="T12">n)-&gt;Ints</text:span><text:span text:style-name="T10"> </text:span><text:span text:style-name="T12">{</text:span></text:p>
            <text:p><text:span text:style-name="T10"><text:s text:c="2"/></text:span><text:span text:style-name="T12">Ints</text:span><text:span text:style-name="T10"> </text:span><text:span text:style-name="T12">r{};</text:span></text:p>
            <text:p><text:span text:style-name="T10"><text:s text:c="2"/></text:span><text:span text:style-name="T13">for</text:span><text:span text:style-name="T10"> </text:span><text:span text:style-name="T12">(</text:span><text:span text:style-name="T13">int</text:span><text:span text:style-name="T10"> </text:span><text:span text:style-name="T12">k;</text:span><text:span text:style-name="T10"> </text:span><text:span text:style-name="T12">k&lt;n;</text:span><text:span text:style-name="T10"> </text:span><text:span text:style-name="T12">++k)</text:span><text:span text:style-name="T10"> </text:span><text:span text:style-name="T12">r.</text:span><text:span text:style-name="T11">push_back</text:span><text:span text:style-name="T12">(k);</text:span></text:p>
            <text:p><text:span text:style-name="T10"><text:s text:c="2"/></text:span><text:span text:style-name="T13">return</text:span><text:span text:style-name="T10"> </text:span><text:span text:style-name="T12">r;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15">std::constexpr_vector альтернатив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1"/></text:p>
            <text:p><text:span text:style-name="T13">template</text:span><text:span text:style-name="T10"> </text:span><text:span text:style-name="T12">&lt;</text:span><text:span text:style-name="T13">class</text:span><text:span text:style-name="T10"> </text:span><text:span text:style-name="T12">T&gt;</text:span></text:p>
            <text:p><text:span text:style-name="T13">using</text:span><text:span text:style-name="T10"> </text:span><text:span text:style-name="T11">constexpr_vector</text:span><text:span text:style-name="T10"> </text:span><text:span text:style-name="T12">=</text:span><text:span text:style-name="T10"> </text:span><text:span text:style-name="T11">std</text:span><text:span text:style-name="T12">::</text:span><text:span text:style-name="T11">vector</text:span><text:span text:style-name="T12">&lt;</text:span><text:span text:style-name="T11">T</text:span><text:span text:style-name="T12">,</text:span><text:span text:style-name="T10"> </text:span><text:span text:style-name="T11">std</text:span><text:span text:style-name="T12">::</text:span><text:span text:style-name="T11">constexpr_allocator</text:span><text:span text:style-name="T12">&lt;</text:span><text:span text:style-name="T11">T</text:span><text:span text:style-name="T12">&gt;&gt;;</text:span></text:p>
            <text:p><text:span text:style-name="T13"/></text:p>
            <text:p><text:span text:style-name="T13">template</text:span><text:span text:style-name="T10"> </text:span><text:span text:style-name="T12">&lt;</text:span><text:span text:style-name="T13">class</text:span><text:span text:style-name="T10"> </text:span><text:span text:style-name="T12">T&gt;</text:span></text:p>
            <text:p><text:span text:style-name="T13">using</text:span><text:span text:style-name="T10"> </text:span><text:span text:style-name="T11">constexpr_set</text:span><text:span text:style-name="T10"> </text:span><text:span text:style-name="T12">=</text:span><text:span text:style-name="T10"> </text:span><text:span text:style-name="T11">std</text:span><text:span text:style-name="T12">::</text:span><text:span text:style-name="T11">set</text:span><text:span text:style-name="T12">&lt;</text:span><text:span text:style-name="T11">T</text:span><text:span text:style-name="T12">,</text:span><text:span text:style-name="T10"> </text:span><text:span text:style-name="T11">std</text:span><text:span text:style-name="T12">::</text:span><text:span text:style-name="T11">constexpr_allocator</text:span><text:span text:style-name="T12">&lt;</text:span><text:span text:style-name="T11">T</text:span><text:span text:style-name="T12">&gt;&gt;;</text:span></text:p>
            <text:p><text:span text:style-name="T13"/></text:p>
            <text:p><text:span text:style-name="T13">template</text:span><text:span text:style-name="T10"> </text:span><text:span text:style-name="T12">&lt;</text:span><text:span text:style-name="T13">class</text:span><text:span text:style-name="T10"> </text:span><text:span text:style-name="T12">CharT,</text:span><text:span text:style-name="T10"> </text:span><text:span text:style-name="T13">class</text:span><text:span text:style-name="T10"> </text:span><text:span text:style-name="T12">Traits</text:span><text:span text:style-name="T10"> </text:span><text:span text:style-name="T12">=</text:span><text:span text:style-name="T10"> </text:span><text:span text:style-name="T11">std</text:span><text:span text:style-name="T12">::</text:span><text:span text:style-name="T11">char_traits</text:span><text:span text:style-name="T12">&lt;</text:span><text:span text:style-name="T11">CharT</text:span><text:span text:style-name="T12">&gt;</text:span><text:span text:style-name="T10"> </text:span><text:span text:style-name="T12">&gt;</text:span></text:p>
            <text:p><text:span text:style-name="T13">using</text:span><text:span text:style-name="T10"> </text:span><text:span text:style-name="T11">constexpr_basic_string</text:span><text:span text:style-name="T10"> </text:span><text:span text:style-name="T12">=</text:span><text:span text:style-name="T10"> </text:span></text:p>
            <text:p><text:span text:style-name="T10"><text:s text:c="9"/></text:span><text:span text:style-name="T11">std</text:span><text:span text:style-name="T12">::</text:span><text:span text:style-name="T11">basic_string</text:span><text:span text:style-name="T12">&lt;</text:span><text:span text:style-name="T11">CharT</text:span><text:span text:style-name="T12">,</text:span><text:span text:style-name="T10"> </text:span><text:span text:style-name="T11">Traits</text:span><text:span text:style-name="T12">,</text:span><text:span text:style-name="T10"> </text:span><text:span text:style-name="T11">std</text:span><text:span text:style-name="T12">::</text:span><text:span text:style-name="T11">constexpr_allocator</text:span><text:span text:style-name="T12">&lt;</text:span><text:span text:style-name="T11">CharT</text:span><text:span text:style-name="T12">&gt;&gt;;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Contract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6"><text:span text:style-name="T8">Contracts — ассерты на стероидах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3">void</text:span><text:span text:style-name="T10"> </text:span><text:span text:style-name="T11">push</text:span><text:span text:style-name="T12">(</text:span><text:span text:style-name="T13">int</text:span><text:span text:style-name="T10"> </text:span><text:span text:style-name="T11">x</text:span><text:span text:style-name="T12">,</text:span><text:span text:style-name="T10"> </text:span><text:span text:style-name="T11">queue</text:span><text:span text:style-name="T10"> </text:span><text:span text:style-name="T12">&amp;</text:span><text:span text:style-name="T10"> </text:span><text:span text:style-name="T11">q</text:span><text:span text:style-name="T12">)</text:span></text:p>
            <text:p><text:span text:style-name="T10"><text:s text:c="2"/></text:span><text:span text:style-name="T12">[[</text:span><text:span text:style-name="T11">expects</text:span><text:span text:style-name="T12">:</text:span><text:span text:style-name="T10"> </text:span><text:span text:style-name="T12">!</text:span><text:span text:style-name="T11">q</text:span><text:span text:style-name="T12">.</text:span><text:span text:style-name="T11">full</text:span><text:span text:style-name="T12">()]]</text:span></text:p>
            <text:p><text:span text:style-name="T10"><text:s text:c="2"/></text:span><text:span text:style-name="T12">[[</text:span><text:span text:style-name="T11">ensures</text:span><text:span text:style-name="T12">:</text:span><text:span text:style-name="T10"> </text:span><text:span text:style-name="T12">!</text:span><text:span text:style-name="T11">q</text:span><text:span text:style-name="T12">.</text:span><text:span text:style-name="T11">empty</text:span><text:span text:style-name="T12">()]]</text:span></text:p>
            <text:p><text:span text:style-name="T11">{</text:span></text:p>
            <text:p><text:span text:style-name="T10"><text:s text:c="2"/></text:span><text:span text:style-name="T9">//...</text:span></text:p>
            <text:p><text:span text:style-name="T10"><text:s text:c="2"/></text:span><text:span text:style-name="T12">[[</text:span><text:span text:style-name="T11">assert</text:span><text:span text:style-name="T12">:</text:span><text:span text:style-name="T10"> </text:span><text:span text:style-name="T11">q</text:span><text:span text:style-name="T12">.</text:span><text:span text:style-name="T11">is_valid</text:span><text:span text:style-name="T12">()]];</text:span></text:p>
            <text:p><text:span text:style-name="T10"><text:s text:c="2"/></text:span><text:span text:style-name="T9">//...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6"><text:span text:style-name="T8">Contracts — ассерты на стероидах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3">void</text:span><text:span text:style-name="T10"> </text:span><text:span text:style-name="T11">push</text:span><text:span text:style-name="T12">(</text:span><text:span text:style-name="T13">int</text:span><text:span text:style-name="T10"> </text:span><text:span text:style-name="T11">x</text:span><text:span text:style-name="T12">,</text:span><text:span text:style-name="T10"> </text:span><text:span text:style-name="T11">queue</text:span><text:span text:style-name="T10"> </text:span><text:span text:style-name="T12">&amp;</text:span><text:span text:style-name="T10"> </text:span><text:span text:style-name="T11">q</text:span><text:span text:style-name="T12">)</text:span><text:span text:style-name="T10"> </text:span><text:span text:style-name="T12">[[</text:span><text:span text:style-name="T11">expects</text:span><text:span text:style-name="T12">:</text:span><text:span text:style-name="T10"> </text:span><text:span text:style-name="T12">!</text:span><text:span text:style-name="T11">q</text:span><text:span text:style-name="T12">.</text:span><text:span text:style-name="T11">full</text:span><text:span text:style-name="T12">()]]</text:span><text:span text:style-name="T10"> </text:span><text:span text:style-name="T12">[[</text:span><text:span text:style-name="T11">ensures</text:span><text:span text:style-name="T12">:</text:span><text:span text:style-name="T10"> </text:span><text:span text:style-name="T12">!</text:span><text:span text:style-name="T11">q</text:span><text:span text:style-name="T12">.</text:span><text:span text:style-name="T11">empty</text:span><text:span text:style-name="T12">()]] </text:span><text:span text:style-name="T11">;</text:span></text:p>
            <text:p><text:span text:style-name="T11">queue</text:span><text:span text:style-name="T10"> </text:span><text:span text:style-name="T11">q</text:span><text:span text:style-name="T12">;</text:span></text:p>
            <text:p><text:span text:style-name="T9">//</text:span><text:span text:style-name="T10"> </text:span><text:span text:style-name="T9">...</text:span></text:p>
            <text:p><text:span text:style-name="T13">if</text:span><text:span text:style-name="T10"> </text:span><text:span text:style-name="T12">(!</text:span><text:span text:style-name="T11">q</text:span><text:span text:style-name="T12">.</text:span><text:span text:style-name="T11">full</text:span><text:span text:style-name="T12">())</text:span><text:span text:style-name="T10"> </text:span><text:span text:style-name="T12">{</text:span></text:p>
            <text:p><text:span text:style-name="T10"><text:s text:c="4"/></text:span><text:span text:style-name="T11">push</text:span><text:span text:style-name="T12">(</text:span><text:span text:style-name="T14">10</text:span><text:span text:style-name="T12">,</text:span><text:span text:style-name="T10"> </text:span><text:span text:style-name="T11">q</text:span><text:span text:style-name="T12">);</text:span><text:span text:style-name="T10"> </text:span><text:span text:style-name="T9">//</text:span><text:span text:style-name="T10"> </text:span><text:span text:style-name="T9">Хм...</text:span><text:span text:style-name="T10"> </text:span><text:span text:style-name="T9">можно</text:span><text:span text:style-name="T10"> </text:span><text:span text:style-name="T9">не</text:span><text:span text:style-name="T10"> </text:span><text:span text:style-name="T9">проверять</text:span><text:span text:style-name="T11"> <text:s text:c="3"/></text:span></text:p>
            <text:p><text:span text:style-name="T10"><text:s text:c="4"/></text:span><text:span text:style-name="T13">if</text:span><text:span text:style-name="T10"> </text:span><text:span text:style-name="T12">(</text:span><text:span text:style-name="T11">q</text:span><text:span text:style-name="T12">.</text:span><text:span text:style-name="T11">empty</text:span><text:span text:style-name="T12">())</text:span><text:span text:style-name="T10"> </text:span><text:span text:style-name="T12">{</text:span><text:span text:style-name="T10"> </text:span><text:span text:style-name="T9">//</text:span><text:span text:style-name="T10"> </text:span><text:span text:style-name="T9">Хм...</text:span><text:span text:style-name="T11"> <text:s text:c="3"/></text:span></text:p>
            <text:p><text:span text:style-name="T10"><text:s text:c="4"/></text:span><text:span text:style-name="T12">}</text:span></text:p>
            <text:p><text:span text:style-name="T12">}</text:span><text:span text:style-name="T10"> </text:span><text:span text:style-name="T13">else</text:span><text:span text:style-name="T10"> </text:span><text:span text:style-name="T12">{</text:span></text:p>
            <text:p><text:span text:style-name="T10"><text:s text:c="4"/></text:span><text:span text:style-name="T11">push</text:span><text:span text:style-name="T12">(</text:span><text:span text:style-name="T14">11</text:span><text:span text:style-name="T12">,</text:span><text:span text:style-name="T10"> </text:span><text:span text:style-name="T11">q</text:span><text:span text:style-name="T12">);</text:span><text:span text:style-name="T10"> </text:span><text:span text:style-name="T9">//</text:span><text:span text:style-name="T10"> </text:span><text:span text:style-name="T9">Хм...</text:span><text:span text:style-name="T10"> </text:span><text:span text:style-name="T9">подозрительно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6"><text:span text:style-name="T8">Contracts — ассерты на стероидах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3">void</text:span><text:span text:style-name="T12">(</text:span><text:span text:style-name="T13">const</text:span><text:span text:style-name="T10"> </text:span><text:span text:style-name="T11">std</text:span><text:span text:style-name="T12">::</text:span><text:span text:style-name="T11">contract_violation</text:span><text:span text:style-name="T10"> </text:span><text:span text:style-name="T12">&amp;);</text:span></text:p>
            <text:p><text:span text:style-name="T13"/></text:p>
            <text:p><text:span text:style-name="T13">namespace</text:span><text:span text:style-name="T10"> </text:span><text:span text:style-name="T12">std</text:span><text:span text:style-name="T10"> </text:span><text:span text:style-name="T12">{</text:span></text:p>
            <text:p><text:span text:style-name="T10"><text:s text:c="2"/></text:span><text:span text:style-name="T13">class</text:span><text:span text:style-name="T10"> </text:span><text:span text:style-name="T12">contract_violation</text:span><text:span text:style-name="T10"> </text:span><text:span text:style-name="T12">{</text:span></text:p>
            <text:p><text:span text:style-name="T10"><text:s text:c="2"/></text:span><text:span text:style-name="T13">public</text:span><text:span text:style-name="T12">:</text:span></text:p>
            <text:p><text:span text:style-name="T10"><text:s text:c="4"/></text:span><text:span text:style-name="T13">int</text:span><text:span text:style-name="T10"> </text:span><text:span text:style-name="T12">line_number()</text:span><text:span text:style-name="T10"> </text:span><text:span text:style-name="T13">const</text:span><text:span text:style-name="T10"> </text:span><text:span text:style-name="T13">noexcept</text:span><text:span text:style-name="T12">;</text:span></text:p>
            <text:p><text:span text:style-name="T10"><text:s text:c="4"/></text:span><text:span text:style-name="T13">const</text:span><text:span text:style-name="T10"> </text:span><text:span text:style-name="T13">char</text:span><text:span text:style-name="T10"> </text:span><text:span text:style-name="T12">*</text:span><text:span text:style-name="T10"> </text:span><text:span text:style-name="T12">file_name()</text:span><text:span text:style-name="T10"> </text:span><text:span text:style-name="T13">const</text:span><text:span text:style-name="T10"> </text:span><text:span text:style-name="T13">noexcept</text:span><text:span text:style-name="T12">;</text:span></text:p>
            <text:p><text:span text:style-name="T10"><text:s text:c="4"/></text:span><text:span text:style-name="T13">const</text:span><text:span text:style-name="T10"> </text:span><text:span text:style-name="T13">char</text:span><text:span text:style-name="T10"> </text:span><text:span text:style-name="T12">*</text:span><text:span text:style-name="T10"> </text:span><text:span text:style-name="T12">function_name()</text:span><text:span text:style-name="T10"> </text:span><text:span text:style-name="T13">const</text:span><text:span text:style-name="T10"> </text:span><text:span text:style-name="T13">noexcept</text:span><text:span text:style-name="T12">;</text:span></text:p>
            <text:p><text:span text:style-name="T10"><text:s text:c="4"/></text:span><text:span text:style-name="T13">const</text:span><text:span text:style-name="T10"> </text:span><text:span text:style-name="T13">char</text:span><text:span text:style-name="T10"> </text:span><text:span text:style-name="T12">*</text:span><text:span text:style-name="T10"> </text:span><text:span text:style-name="T12">comment()</text:span><text:span text:style-name="T10"> </text:span><text:span text:style-name="T13">const</text:span><text:span text:style-name="T10"> </text:span><text:span text:style-name="T13">noexcept</text:span><text:span text:style-name="T12">;</text:span></text:p>
            <text:p><text:span text:style-name="T10"><text:s text:c="2"/></text:span><text:span text:style-name="T12">};</text:span></text:p>
            <text:p><text:span text:style-name="T11">}</text:span></text:p>
            <text:p><text:span text:style-name="T11"/></text:p>
          </draw:text-box>
        </draw:frame>
        <draw:frame draw:style-name="gr5" draw:text-style-name="P10" draw:layer="layout" svg:width="6.483cm" svg:height="1.28cm" svg:x="62.147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Разделитель" presentation:presentation-page-layout-name="AL3T1"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DLL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18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Покритиковали</text:span></text:p>
                <text:p text:style-name="P8"><text:span text:style-name="T6"/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19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Покритиковали</text:span></text:p>
              </text:list-item>
              <text:list-item>
                <text:p text:style-name="P8"><text:span text:style-name="T6"><text:s/></text:span><text:span text:style-name="T6">Can of worms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20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Покритиковали</text:span></text:p>
              </text:list-item>
              <text:list-item>
                <text:p text:style-name="P8"><text:span text:style-name="T6"><text:s/></text:span><text:span text:style-name="T6">Can of worm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8"><text:span text:style-name="T6"><text:s/></text:span><text:span text:style-name="T6">Нужно прописать в стандарте достаточно много вещей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21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Покритиковали</text:span></text:p>
              </text:list-item>
              <text:list-item>
                <text:p text:style-name="P8"><text:span text:style-name="T6"><text:s/></text:span><text:span text:style-name="T6">Can of worm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8"><text:span text:style-name="T6"><text:s/></text:span><text:span text:style-name="T6">Нужно прописать в стандарте достаточно много вещей</text:span></text:p>
                                          </text:list-item>
                                          <text:list-item>
                                            <text:p text:style-name="P8"><text:span text:style-name="T6"><text:s/></text:span><text:span text:style-name="T6">Нужно пройтись по множеству подгрупп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22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Покритиковали</text:span></text:p>
              </text:list-item>
              <text:list-item>
                <text:p text:style-name="P8"><text:span text:style-name="T6"><text:s/></text:span><text:span text:style-name="T6">Can of worm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8"><text:span text:style-name="T6"><text:s/></text:span><text:span text:style-name="T6">Нужно прописать в стандарте достаточно много вещей</text:span></text:p>
                                          </text:list-item>
                                          <text:list-item>
                                            <text:p text:style-name="P8"><text:span text:style-name="T6"><text:s/></text:span><text:span text:style-name="T6">Нужно пройтись по множеству подгрупп</text:span></text:p>
                                          </text:list-item>
                                          <text:list-item>
                                            <text:p text:style-name="P8"><text:span text:style-name="T6"><text:s/></text:span><text:span text:style-name="T6">Очень много тёмных уголков</text:span></text:p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8"><text:span text:style-name="T6"><text:s/></text:span><text:span text:style-name="T6">Исключения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RTTI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LS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Что сделали в Коне с DLL</text:span></text:p>
          </draw:text-box>
        </draw:frame>
        <draw:frame draw:style-name="gr23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Покритиковали</text:span></text:p>
              </text:list-item>
              <text:list-item>
                <text:p text:style-name="P8"><text:span text:style-name="T6"><text:s/></text:span><text:span text:style-name="T6">Can of worm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8"><text:span text:style-name="T6"><text:s/></text:span><text:span text:style-name="T6">Нужно прописать в стандарте достаточно много вещей</text:span></text:p>
                                          </text:list-item>
                                          <text:list-item>
                                            <text:p text:style-name="P8"><text:span text:style-name="T6"><text:s/></text:span><text:span text:style-name="T6">Нужно пройтись по множеству подгрупп</text:span></text:p>
                                          </text:list-item>
                                          <text:list-item>
                                            <text:p text:style-name="P8"><text:span text:style-name="T6"><text:s/></text:span><text:span text:style-name="T6">Очень много тёмных уголков</text:span></text:p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8"><text:span text:style-name="T6"><text:s/></text:span><text:span text:style-name="T6">Исключения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RTTI</text:span></text:p>
                                                  </text:list-item>
                                                  <text:list-item>
                                                    <text:p text:style-name="P8"><text:span text:style-name="T6"><text:s/></text:span><text:span text:style-name="T6">TLS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<text:s/></text:span><text:span text:style-name="T6">Насколько люди заинтересованы в идее?</text:span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Титульный_20_слайд_20__20_без_20_NDA">
        <draw:frame draw:name="Заголовок 1" presentation:style-name="pr2" draw:text-style-name="P18" draw:layer="layout" svg:width="56.896cm" svg:height="20.066cm" svg:x="5.416cm" svg:y="9.017cm" presentation:class="title" presentation:user-transformed="true">
          <draw:text-box>
            <text:list text:style-name="L4">
              <text:list-item>
                <text:p text:style-name="P17"><text:span text:style-name="T5"><text:s/></text:span><text:span text:style-name="T5">Спасибо! Вопросы?</text:span><text:span text:style-name="T5"><text:line-break/></text:span><text:span text:style-name="T5"><text:line-break/></text:span><text:span text:style-name="T5"><text:line-break/></text:span><text:span text:style-name="T16">https://stdcpp.ru/</text:span><text:span text:style-name="T5"><text:line-break/></text:span><text:span text:style-name="T5"/></text:p>
              </text:list-item>
            </text:list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<text:page-number>&lt;number&gt;</text:page-number></text:span><text:span text:style-name="T7"> / 3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image text:level="2" xlink:href="Pictures/100000000000001400000078A46E0C43.png" xlink:type="simple" xlink:show="embed" xlink:actuate="onLoad">
        <style:list-level-properties text:space-before="0.001cm" text:min-label-width="1.304cm" style:vertical-pos="middle" style:vertical-rel="line" fo:width="1.411cm" fo:height="1.41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image text:level="2" xlink:href="Pictures/100000000000001400000078A46E0C43.png" xlink:type="simple" xlink:show="embed" xlink:actuate="onLoad">
        <style:list-level-properties text:space-before="0.001cm" text:min-label-width="1.304cm" style:vertical-pos="middle" style:vertical-rel="line" fo:width="1.411cm" fo:height="1.411cm"/>
      </text:list-level-style-image>
      <text:list-level-style-bullet text:level="3" text:bullet-char="〉">
        <style:list-level-properties text:space-before="1.059cm" text:min-label-width="2.116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image text:level="2" xlink:href="Pictures/100000000000001400000078A46E0C43.png" xlink:type="simple" xlink:show="embed" xlink:actuate="onLoad">
        <style:list-level-properties text:space-before="0.001cm" text:min-label-width="1.304cm" style:vertical-pos="middle" style:vertical-rel="line" fo:width="1.411cm" fo:height="1.411cm"/>
      </text:list-level-style-image>
      <text:list-level-style-bullet text:level="3" text:bullet-char="〉">
        <style:list-level-properties text:space-before="1.059cm" text:min-label-width="2.116cm"/>
        <style:text-properties fo:font-family="StarSymbol" fo:color="#000000" fo:font-size="100%"/>
      </text:list-level-style-bullet>
      <text:list-level-style-number text:level="4" style:num-suffix="." style:num-format="1">
        <style:list-level-properties text:space-before="1.059cm" text:min-label-width="2.11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eventh Outline LevelУровень текста 1</text:span></text:p>
          <text:list text:style-name="ML4">
            <text:list-item>
              <text:list>
                <text:list-item>
                  <text:p text:style-name="MP17"><text:span text:style-name="MT11">Уровень текста 2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Уровень текста 3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Уровень текста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0">Уровень текста 5</text:span></text:p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eventh Outline LevelTitle Text</text:span></text:p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F91901E4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578</meta:editing-cycles>
    <meta:creation-date>2014-09-09T08:22:07</meta:creation-date>
    <dc:date>2017-03-22T19:33:48.298309942</dc:date>
    <meta:editing-duration>P2DT57M17S</meta:editing-duration>
    <meta:generator>LibreOffice/4.2.8.2$Linux_X86_64 LibreOffice_project/420m0$Build-2</meta:generator>
    <meta:document-statistic meta:object-count="2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